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1" fo:font-size="12pt" style:font-size-asian="12pt" style:font-size-complex="12pt"/>
    </style:style>
    <style:style style:name="P2" style:family="paragraph" style:parent-style-name="Standard">
      <style:text-properties officeooo:paragraph-rsid="001cdda4"/>
    </style:style>
    <style:style style:name="T1" style:family="text">
      <style:text-properties style:font-name="DejaVu Sans1" fo:font-size="12pt" style:font-size-asian="12pt" style:font-size-complex="12pt"/>
    </style:style>
    <style:style style:name="T2" style:family="text">
      <style:text-properties style:font-name="DejaVu Sans1" fo:font-size="12pt" officeooo:rsid="0005d18f" style:font-size-asian="12pt" style:font-size-complex="12pt"/>
    </style:style>
    <style:style style:name="T3" style:family="text">
      <style:text-properties style:font-name="DejaVu Sans1" fo:font-size="12pt" officeooo:rsid="0011f669" style:font-size-asian="12pt" style:font-size-complex="12pt"/>
    </style:style>
    <style:style style:name="T4" style:family="text">
      <style:text-properties style:font-name="DejaVu Sans1" fo:font-size="12pt" officeooo:rsid="0011c3f7" style:font-size-asian="12pt" style:font-size-complex="12pt"/>
    </style:style>
    <style:style style:name="T5" style:family="text">
      <style:text-properties style:font-name="DejaVu Sans1" fo:font-size="12pt" officeooo:rsid="001e82ad" style:font-size-asian="12pt" style:font-size-complex="12pt"/>
    </style:style>
    <style:style style:name="T6" style:family="text">
      <style:text-properties style:font-name="DejaVu Sans1" fo:font-size="12pt" fo:font-weight="bold" style:font-size-asian="12pt" style:font-weight-asian="bold" style:font-size-complex="12pt" style:font-weight-complex="bold"/>
    </style:style>
    <style:style style:name="T7" style:family="text">
      <style:text-properties style:text-line-through-style="none" style:text-line-through-type="none" style:font-name="DejaVu Sans1" fo:font-size="14pt" style:text-underline-style="none" officeooo:rsid="001931c7" style:text-blinking="false" fo:background-color="transparent" loext:char-shading-value="0" style:font-name-asian="Arial" style:font-size-asian="14pt" style:font-name-complex="Arial"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js_t"/><text:span text:style-name="T6">La Pseudacultura Elite</text:span><text:span text:style-name="T1"><text:line-break/><text:line-break/><text:line-break/>En los años 90 viví en una comunidad espiritual en Missouri rural, donde muchos miembros eran de la India. Los lugareños venían y dispararon sus rifles a nosotros, trataron de quemar nuestros edificios y gritaron “Niggers!” (Que es en realidad un término racista para los negros) Llamemos a la policía porque los ataques llegó casi todas las noches. Dijeron que iban a patrullar la zona. Los ataques no se detuvieron, simplemente nunca ocurrió en las noches que llegara la policía. Sin la protección del gobierno local, no teníamos otra alternativa que defendernos. Hubo un debate en nuestra comunidad sobre si deberíamos tener un arma. Incluso ví un monje haciendo un cóctel Molotov en el garaje. Discutí con él sobre ello a pesar de que internamente pensé que era tan divertido de verlo realmente haciendo algo tan loco. Al final, terminamos trabajando juntos haciendo trampas como caer troncos con pinchos que caerían y pinchar sus neumáticos cuando entraron. Tengamos diversión, sin violencia, argumenté. Sugerí a lanzar piedras, pero en sus camiones. Me gustaría subir alto en un árbol y tirar piedras a las traseras de sus camiones. Esos nacos estúpidos tenían ni idea de dónde venía y pensaban que nos estaban disparando a ellos. Una vez cogí un camión cargado de ellos en una de nuestras trampas y brillaemos las luces en ellos. Estaban aterrorizados. No habían estado tan asustada desde entonces su laboratorio de metanfetamina explotó. Cada uno de ellos tenía un “mullet,” excepto por el chico calvo con una esvástica tatuada en el cuero cabelludo. En otra ocasión, nos atrapados toda la primera línea del equipo de fútbol del equipo secundaria dentro de nuestras puertas, los cinco de ellos sentados juntos y alineados en el asiento delantero al igual que en el campo de fútbol. Nos acusaron de disparar un rifle en ellos una semana antes. Me preguntaron si sabía del incidente. Le dije que sólo he oído a algunas personas gritando “Niggers.” Les pregunté si el “tiroteo” ocurrió antes o después de los gritos. Uno dijo que “antes”, entonces su hermano gemelo idéntico, el grande, de posición centro, parecía confundido y trató de cubrir por él diciendo “después.” El capitan, el inteligente, y luego dijo, “no dijimos nada!” Realmente sólo les dimos un buen susto y algunas abolladuras en su camión. Todo era diversión pura e inocente de mi parte.<text:line-break/><text:line-break/>Fue fácil para mí reir de su ignorancia y me pareció irónico que yo vivía en una comunidad donde estos brutos en realidad llegaron a quemar una cruz en nuestro patio. Sin embargo, soy un chico blanco que nunca ha sufrido estos abusos personalmente y que está sólo empezando a comprender lo perjudicial que estos sentimientos negativos hacia los demás realmente son. Si uno entiende el racismo, y ve cómo prevalece estas actitudes son sobre todo el planeta, entonces su ya no es un asunto tan divertido.<text:line-break/><text:line-break/>Víctimas del racismo tienen profundas cicatrices que son difíciles de superar. Sociedades enteras llevan estas heridas durante siglos, incluso para milenios. Me di cuenta de que esta sociedad élite mexicana, aunque mucho más bonita que mis hillbillys de Missouri, eran a menudo tan feo en su mentalidad. Ambos tienen círculos de cría muy exclusivas y valor de ser blanco sobre todo lo demás. Estss elites al menos pueden comprar una gran cantidad de cocaína en lugar de tener </text:span><text:soft-page-break/><text:span text:style-name="T1">que hacer su propio metanfetamina. Vivir cerca de estos ricos me hizo pensar en el viejo sur de los EE.UU., Sudáfrica y las viejas actitudes coloniales. He leído en la BBC hace unos años de que México es el país que tiene la mayor brecha entre los ricos y los pobres. Sólo a través de la mayor corrupción y la explotación es eso posible. Estábamos cerca de las personas que influyen en la sociedad y deciden sus políticas y conocido a personas que trabajan en el gobierno y para las grandes corporaciones. Cuanto más se asciende, más sucio que se pone siempre fue lo que escuché en sus confesiones. Es tan doloroso pensar que estas personas superficiales aun insidiosos han formado gran parte del mundo moderno con sus ideologías racistas que son todavía muy vivos. Es la misma situación en todo el mundo. Los imperialistas siempre han tenido que matar o al menos paralizar totalmente las culturas de los indígenas de todo el mundo para robar sus tierras y recursos. Los británicos fueron los primeros narcotraficantes globales que tomaron China con el opio. Los europeos todavía utilizan regímenes africanos corruptos para crear inestabilidad para dividir y conquistar económicamente, mientras que Canadá y los Estados Unidos siguen utilizando burócratas latinoamericanos y sus fuerzas policiales y militares para robar lo que quieran, de quien quieran y en cualquier lugar que quieren. Así que unos pocos pueden vivir en la opulencia, la mayoría están condenados a vivir en la pobreza extrema. El imperialismo hace que el mundo de los explotados en un infierno. Sin embargo, estos parásitos astutos nunca pueden escapar de su conciencia, no importa lo latente o distorsionada que es. Ellos pueden hacer, manipular o distorsionar las leyes sociales, pero nunca escaparán a la ley natural. Como reacción natural, mental a sus actitudes, la élite y sus simpatizantes odian a sí mismos por todo lo que han hecho. Una parte de ellos es consciente de lo que están haciendo, sino proyectar su odio a sí mismo a los demás a través de racismo para tratar de justificar todo. Cuanto más se transgreden, cuanto más se les castiga con la auto-odio y la más que necesitan para enviarlo a algún “otro” y encontrar un chivo expiatorio. Ya han vendido sus almas para el mala ideología para justificar intelectualmente sus bajos deseos. Estas trampas mentales “ideológicas” sólo los hacen más psicóticos. Nadie escapa a la ley del karma y con el tiempo todo vuelve sobre nosotros. Aceptamos las mentiras de la sociedad y seguimos su corrupcion. Tal vez no apretemos el gatillo personalmente, pero nuestras actitudes convencionales y la ignorancia social y ecológica permitin que tales cosas suceden. Cualquier persona con una conciencia sensible en el “primer mundo” se puede ver que nuestra sociedad en su mayor parte se ha convertido en un fracaso total y ya está consumiendo en su propia entropía. Gran parte de la sociedad humana moderna es algo que el Gia, nuestro planeta vivo y sensible, ya no necesita.<text:line-break/><text:line-break/>En la primera noche que llegué a México en 2003, tuve el siguiente sueño: Vi un mestizo joven sentado en la base de una pirámide antigua. Él era indígena por la apariencia física, pero llevaba un traje moderno con corbata. Él parecía perdido y abatido con la cabeza entre las manos mirando hacia la acera de hormigón debajo de él. Pude ver su expresión desde abajo y por encima de él vi un rascacielos gigante se cierne sobre él. De inmediato comprendí el simbolismo cuando desperté y esta visión ha sido una base para un entendimiento continuo de la cultura mexicana moderna. En el pasado los conquistadores construyeron iglesias </text:span><text:soft-page-break/><text:span text:style-name="T1">en la cima de las pirámides. Hoy en día, el capitalismo ha implantado sus estructuras en la parte superior de las estructuras sociales existentes.<text:line-break/><text:line-break/>Después de explicar este sueño a un amigo artista (un mestizo) el me dijo que en realidad hay muy pocas referencias sociales saludables para la gente común. Ellos están atrapados entre una ideología medieval arcaica y corrupto impuesto de la Iglesia y de la falta de sentido de la cultura moderna, materialista e individualista impuesta sobre ellos desde su propia élite blanca y sus amos gringos. La gente común tienen pocos canales positivas para el crecimiento. Son sino engranajes en el sistema capitalista. En su opinión, la única referencia saludable para las personas comunes que no eran rebeldes o revolucionarios intelectuales con acceso a diferentes ideas estaba en las culturas indígenas que aún no han sido totalmente contaminados por estas formas diversas de pseudacultura. Con ellos todavía hay un vínculo con el pasado y el más sano de estos cultivos que aún permanecen intactos en su mayoría en el sur del país tienen ideas muy progresistas.<text:line-break/><text:line-break/>La mente humana debe tener una narrativa saludable que explica el pasado, para ponerlo en perspectiva y una visión humanista que ayuda a uno a moverse adelante hacia un futuro mejor. "Sin visíon el pueblo se desenfrena". Por supuesto uno encuentra personas saludables y sanos en todos los ámbitos de la vida, pero, en general, parece muy claro que el tejido cultural de la sociedad mexicana se erosiona más y más rápido. He visto grandes cambios en esta sociedad justa en los últimos 13 años. Entre estos cambios casi nada es positivo: la Iglesia se pone cada vez más escandalosa y perversa; los partidos políticos aún más corrupto y despiadado, mientras que masas de hombres alcohólicos están moviendo lentamente hacia las adicciones más peligrosas con la nueva cultura narco. Todos estos factores afectan la estructura familiar tradicional, nuclear que está al borde de la extinción. Los niños se nutren de y están condicionadas a una cultura que está muy enfermo y no planeado por su bienestar física, mental, y espiritual. Algunos consideran esta la nueva conquista capitalista, mientras que otros dicen que es sólo la continuación de los 500 años de conquista.<text:line-break/><text:line-break/>Estudié psicología en la universidad, pero nunca practiqué formalmente la psicología como una carrera. Conocí a muchos psicólogos en México y encontré que eran muy, muy mal educados y preparados. Tenía la esperanza de que tal vez la psicología podría ayudar a la gente, donde la cultura tradicional fue ineficaz. Una vez conocí a un terapeuta que estudia en un instituto basado en la psicología humanística de Carl Rogers. No sé lo que el aprendió allí, pero lo que en esencia enseñó a la gente era el narcisismo autocomplaciente y expresión libre para los impulsos. Muchos de sus pacientes se convirtieron en adictos al sexo en el proceso. Conocí a otro "terapeuta" que estudió la psicología de Jung en alguna otra institución privada. Pensé que sería interesante. Sin embargo, este terapeuta sabía absolutamente nada del Jung, excepto sus ideas sobre la sexualidad, y esas ideas no conoce bien y son fuera de contexto.  Este psicólogo no era más que un terapeuta de sexo también. Tal ignorancia de su parte sólo hizo que sus pacientes más adictos a sus impulsos. Era tan dolorosamente obvio que estos dos terapeutas eran sólo personas movidos en sus impulsos con muy poco </text:span><text:soft-page-break/><text:span text:style-name="T1">entendimiento psicológica de su naturaleza y origen. Sólo enseñaron a sus propias distorsiones a los demás.<text:line-break/><text:line-break/>La educación y los sistemas profesionales son tan barato y corrupto en otros campos también. Un amigo abogado mío me dijo que  literalmente no hay un juez honesto en el país. Si se quiere hacer un caso y ganarlo, a continuación, un soborno es simplemente parte de la práctica común. Renunció a ser un abogado por esta razón.<text:line-break/><text:line-break/>El narcisismo es el asesino del alma. La mayoría de la gente no entienden que la mente es una entidad viva, consciente de que puede ser destruida por las acciones imprudentes, materialistas, sin sentido. La mente es una entidad sutil que existe entre el cuerpo y la conciencia pura infinita. Vivimos en esa artificialidad y crudeza y olvidamos que tenemos algo realmente vital dentro. Nuestra arquitectura mental está diseñado para evolucionar, pero también puede degradar. Si el plasma mental de la mente vibra mucho hacia una imagen del ego narcisista y materialista, este plasma mental se convierte en algo mas denso como la materia. Eso crea un estado de entropía y la involución mental. Una mente así invita parásitos energéticos en forma de microvita “negativo”. Microvita negativas son como las termitas a la estructura mental y sólo ayudan que la mentes distorsionadas y no aptos se destruyen en sí más rápidamente. Ellos pueden ser considerados como los virus mentales-energéticos. Estos parásitos mentales se presentan en forma de enfermedades físicas y mentales, compulsiones incontrolables, y patrones de pensamiento muy distorsionadas. No son más que modelos arquetípicos en nuestra conciencia colectiva que se activan por nuestra resonancia con las formas de pensamiento que ayudan a proyectar dentro de nosotros. Estas formas de pensamiento tienen una resonancia particular con nuestro sistema de bio-psicológico de las glándulas, hormonas y neurotransmisores. Pregunte a cualquier persona que haya caído en el lado oscuro del alma, pero que ha sido lo suficientemente afortunado como para volver. Siempre hay algún tipo de patrón de guía que realmente ayuda a ir contra su bienestar; un camino perfecto para la destrucción y la desintegración de la personalidad. Cuanto más se resuena con esta realidad inconsciente, más se convierte en una realidad consciente. Por supuesto, microvita “positivo” también existen y tienen la misma función de guía arquetípica, pero en el reverso manera, orientado al crecimiento. Nos traen a una mayor conciencia y ayudar a resolver los conflictos debido a los patrones de microvita negativos en nuestra mente. Imponen una forma mayor, más consciente y humana en los viejos, arquetipos negativos de la conciencia.<text:line-break/><text:line-break/>Hace poco conviví con un mexicano muy rico bien metido con a una de las corporaciones multinacionales más siniestros. Él siempre ha sido agradable como persona para mí, sin embargo, siempre he sido curioso cómo un hombre puede ser bueno para algunas personas, pero ser un villano al resto de la sociedad humana y la naturaleza. Supongo que mi curiosidad me impedía sentir la duplicidad de que yo podría tener un amigo así. "Tal vez es diferente? Tal vez si pudiéramos convencer a algunos de la élite para ser más humano ?, lo hace la práctica de yoga, tal vez pueda despertar?," eran mis pensamientos internos. En </text:span><text:soft-page-break/><text:span text:style-name="T1">nuestra última reunión de nuestro grupo de amigos que se estaba discutiendo abiertamente cómo los ricos y poderosos son en realidad exterminando a la humanidad de una manera muy organizada. El exceso de concentración de la riqueza, la sobre población, la crisis ambiental, y la degeneración desenfrenada de las masas explotadas ha dejado no otra alternativa para la élite que empezar guerras planificadas y crear enemigos en todo el mundo. Nadie negó que estaba ocurriendo. La mayoría expresó lo aterrado que eran con un mundo como el nuestro. Mi amigo rico permaneció en silencio. Personalmente confesé mis historias de horror mientras vivía recientemente en el norte de México, rodeado de campos de exterminio de narco, donde roban a inmigrantes de los trenes y autobuses y nunca se vuelven a ver. Yo sabía que el sistema era responsable de estas actividades altamente organizadas. Cualquier persona que reportó estas actividades al ejército o a la policía simplemente desaparecieron. Comencé a escribir sobre esto en la red social descentralizada de Diáspora, ya que siempre estaba siendo hackeado en Facebook.<text:line-break/><text:line-break/>A la mañana siguiente, la conversación continuó. Por motivo de la discusión, traté de tomar el lado de una élite americana, imaginando el sistema de pensamiento de los viejos amigos de la universidad que tomaron el camino de la ascensión a la Hidra capitalista. Yo estaba seindo realmente absurda y ridícula. He dicho que "la gente educada en los E,U. saben que su estilo de vida depende de la destrucción de otros. No es que somos esencialmente del mal, sino que más bien es que nuestro estilo de vida materialista simplemente exige este tipo de acciones. Imperialismo neoliberal puede funcionar en ninguna otra forma que subvertir y someter a la autonomía y la democracia de los demás. Debemos tener nuestros enemigos y nuestros guerras si queremos  nuestra "libertad."<text:line-break/><text:line-break/>Tal fue mi argumento. Este es el epítome de la “lógica satánica”, cuando la mente perdida tiene que hacer las excusas más absurdos e inmorales para justificar sus perversiones, ya sea personal o social. Sólo alguien que ya ha vendido espiritualmente podría sostener tales creencias. Sé que esta es la forma en que la élite piensan pero no estaba pensando en el caso de mi amigo en particular cuando dije esto. Más bien, yo estaba tratando de entrar en la mentalidad y la realidad psicológica de tales filósofos pobres. Sin embargo, mi amigo rico parecía estar de acuerdo conmigo. Sin saberlo, se tragó el anzuelo no intencional y le dijo a mi otro amigo que estaba horrorizado por mi lógica satánica y le dijo </text:span><text:span text:style-name="T5">tranquilamente</text:span><text:span text:style-name="T1"> que tal vez lo que realmente es bueno que “ellos” lo hacen, para mantener la economía, que es la base de nuestro orden social, en balance. Mi otro amigo se sorprendió. Era como si toda nuestra conversación había sido sólo para convencerlo de aceptar lo que veía como más terrible. De inmediato aclaró que estaba siendo absurda y que había muchas alternativas inteligentes y humanas a la exterminación humana y al capitalismo. Simplemente, no hablaba nada más al amigo porque yo estaba procesando lo que acababa de decir. Creo que se dio cuenta de que sus pensamientos estaban muy por fuera del rango de aceptabilidad con nosotros y él también se silenció. Después de reflexionar, me di cuenta de que sus pensamientos son muy típicos, y que cuando las personas alcanzan ese nivel de control y manipulación que se conviertan en esclavos de un sistema de pensamiento que le quita toda libertad, la virtud, la autonomía, la </text:span><text:soft-page-break/><text:span text:style-name="T1">creatividad y la individualidad auténtica, cualidades que la elite creen que sólo ellos son capaces de poseer, o al menos comprar de aquellos que realmente los tienen.<text:line-break/><text:line-break/>El año pasado hubo tantos cadáveres alrededor de nuestro valle que tuve que mantener a los perros adentro para que no comieran carne humana podrida. Los narcos que invadieron nuestra área practican el sacrificio humano. A veces tienen tantos cuerpos que simplemente los tiran por la carretera o suben a la montaña. La gente solía comer liebres por aquí hasta que comenzaron a tener un sabor extraño. Los pastores de cabras notaron que estos animales estaban comiendo a los humanos muertos. A veces no podíamos dormir por el sonido de las ametralladoras y los gritos de los torturados. La mayoría de las víctimas son inmigrantes robados de los trenes mientras intentan cruzar la frontera de los Estados Unidos. ¡El muro en la frontera ya existe! ¿Cómo es eso de colusión entre la mafia y el estado?<text:line-break/><text:line-break/>Los militares y la policía hacen la vista gorda. No olvidemos que la inteligencia y el ejército mexicano y estadounidense están trabajando juntos en esto. Operan legalmente como una sola entidad desde que la legislación fue aprobada en la época de Calderón y su narco guerra. Hace unos meses, la policía allanó un compuesto que los narcos usaban para la extracción de órganos. El lugar era una carnicería humana. Había huesos humanos por todas partes. Esta es la base cercana que se describe en mi escrito, “Los Matanarcos Quijotescos”. Hubo demasiados informes sobre esta operación y la policía se vio obligada a actuar, pero el líder de la operación fue puesto en libertad al día siguiente.<text:line-break/><text:line-break/>Si solo la élite mexicana y estadounidense pudieran verse a sí mismos, vean sus propias sombras como individuos y como una sociedad colectiva. Lloran por la inmigración, pero que quieren mantener sus propias corporaciones dentro de sus propias fronteras, revertir el TLCAN y responsabilizarse por sus estilos de vida frívolos y materialistas que realmente requieren un imperialismo tan brutal. Es pura hipocresía cerrar nuestras fronteras cuando nuestro gobierno enmarca las leyes que permiten a nuestras corporaciones multinacionales desestabilizar las economías latinoamericanas. La CIA, los bureaucratos del gobierno, y los “asesinos corporativos” siempre han trabajado y seguirá trabajando diligentemente para socavar los gobiernos populistas y cultivar dictadores y regímenes favorables a las multinacionales. Es natural que las personas huyan de los países del tercer mundo devastados por el imperialismo y emigren al primer mundo donde sus recursos robados y los frutos de su trabajo explotado llegan. En el caso de México, estos paramilitares y “narcos” son necesarios para inducir el terror para robar las tierras de las personas, sus recursos y socavar todos el orden económico y social solo para mantener nuestras indulgencias imperialistas. Mis compatriotas, ¿están ofendidos? Yo espero que sí. Tal vez si cumpliste con tu deber moral de resistencia y revolución, tal vez superes tu enfermedad.<text:line-break/><text:line-break/>Nadie escapa a la ley del karma. ¿Qué derecho tiene la población estadounidense a esta felicidad cuando sus estilos de vida materialistas que requieren tanto matar y robar niegan la felicidad al resto del planeta? Gran parte de lo que </text:span><text:soft-page-break/><text:span text:style-name="T1">escucho de los Estados Unidos es lo deprimido que está todo el mundo. Noté por primera vez que toda la población se dirigía hacia la depresión colectiva hace 20 años y con cada año la gente se pone cada vez más triste. Creo que la psicosis se está abriendo camino en la conciencia general y no estoy seguro de si estoy más seguro aquí en México con los narco demonios o allá en los E,U. Con los zombies. A medida que pase el tiempo, estas reacciones solo serán más fuertes y las personas se volverán más locas, pero la verdad se revelará. Los seres humanos necesitan amor, cultura y naturaleza, y sin él nos enfermamos.<text:line-break/><text:line-break/>El gran parte de la élite, el astuto, el culto, ni siquiera saben cómo vivir bien y son realmente sin cultura. No sólo la élite superior, pero gran parte de la clase media alta y “nuevos ricos” tienen actitudes similares. La gente vive en su mayoría por las formas e imágenes que no son suyos. Estos carecen de la identidad auténtica, y su “yo” interior es tan interrelacionados con sus posesiones estafados, la propiedad y sus actividades de explotación que el ser humano en el interior se enferma. Su conciencia se ha convertido en una mente enferma que sólo desea la materia y el placer narcisista. La paranoia subyacente del ego separado, superficial comienza a hacer que la mente aún más desesperada para saciarse. Este estrés crea un infierno en el sistema nervioso y los órganos porque el cuerpo nunca fue destinado a ser el templo de la indulgencia interminable, ilimitada. Están condenados a la soledad, como los narcisistas no pueden amar. En su lugar, se enferman, física, mental y espiritualmente. Estos patrones degenerados en la mente fortalecen a sí mismos y se convierten en arquetipos negativos para todos que piensan y sienten de la misma manera. Queda casi nada a su carácter distinto, solo algunas actitudes convencionales deformado y una forma mental superficial adornando un instinto bruto subyacente. Las ideas materialistas del capitalismo como el comunismo y las estructuras mentales muy limitados que se han proyectado estas ideas materialistas son más que los hogares de termitas. Cuando estas ideologías guían la mente, entonces toda la sociedad se vuelve mentalmente desequilibrado. La conciencia humana colectiva comienza a degradarse. Un ser humano no puede vivir sin un espíritu natural del ser humano, que busca una mayor comprensión del universo. Creo que fue Maslow quien dijo “la normal en la sociedad es la psicopatología de la media.” Bienvenidos al Apocalipsis Zombie.<text:line-break/><text:line-break/>Alrededor de donde vivíamos en el norte de México, la mayoría de los hombres son alcohólicos. Los económicamente privilegiados van a las prostitutas y “Men’s Clubs” y disfrutar de la cocaína y el alcohol, mientras que las mujeres distraen a sí mismos con los viajes de compras a los E,U. y encuentros secreto con sus amantes. Mi esposa tuvo una vez un paciente con cáncer de páncreas. Él era un hombre rico de negocios con un poco de inteligencia práctica, pero un estilo de vida muy mundana y hedonista. A través de una estricta disciplina que siguió, ella finalmente lo curó de lo que sus médicos dijeron que era fatal. Eufórico, se fue a Las Vegas para celebrar. Su cáncer regresó y murió unas semanas después. El día en que iba a ser su última, percibió el final estaba cerca y convocó a toda su energía para poder salir para una cena final de mariscos. Por lo menos puedo decir que fue congruente con su ideología hasta el final!<text:line-break/><text:line-break/></text:span><text:soft-page-break/><text:span text:style-name="T1">Los seres humanos que no aprendieron lo suficiente sobre su propia humanidad crean familias que son como instituciones mentales. Los niños son abandonados emocionalmente y completamente vulnerables a todas las influencias y los vicios pseudo-cultural. Adicción a las drogas y el alcohol es casi lo mismo que los de los barrios pobres. Oh si sólo estaban destruyendo sólo a sí mismos en el proceso! Sin embargo, estos parásitos se acumulan todo, pero sólo dejan que se pudra en sus arcas mientras destruye a quien se interponga en su camino. Realmente sentaron un precedente para el resto de la sociedad corrupta, poco profunda, de mente media materialista que envidia y sigue su ejemplo. Pero, ¿quién realmente quiere oír todo esto? Hay cuentas que pagar y cosas para comprar y tantas mentiras que contar. <text:line-break/><text:line-break/>Hace pocos años cuando viví en el norte de México conocí a un joven muy rico de una de las familias más ricas del estado. Tenía cabello rubio y ojos azules y pertenecía a una de esas familias de élite que habían estado en México durante siglos, pero probablemente no tenían ni una gota de sangre mexicana. Era un ario perfecto. Minutos después de conocerlo, comenzó a decirme cómo Hitler era un buen cristiano y que el Holocausto nunca sucedió realmente. Me sorprendió porque él pertenecía a una familia que tenía varios negocios enormes, por lo que estas personas deben tener algo de inteligencia. ¿Cómo podría él creer esas ideas? Él no parecía una persona mala u odiosa y yo estaba estupefacto. Le pregunté acerca de toda la documentación de película, los testimonios de sobrevivientes, los tatuajes de números de serie y los registros de deportación de trenes que existen como pruebas que sucedió. Dijo que todo era una conspiración de los EE. UU., los judíos y los jesuitas y que me pasaría los enlaces de youtube para que yo pudiera ver los documentales por mí mismo. No sabía qué decir y simplemente dije: “ustedes seguramente fuman la mejor mota”.<text:line-break/><text:line-break/>Reflexiono sobre esto y recuerdo que esta persona no tenía mala voluntad como nazi, solo estaba muy confundido. Sin embargo, sus ideas revelan algo muy verdadero sobre la psicología de la élite. Él sabe que el estado son los narcos verdaderos y tiene familiares que son políticos sucios. Parecía tener alguna idea de cómo la guerra del narcotráfico era realmente una cortina de humo para una mayor agenda política. Cuando escucho estas confesiones, siempre son sus tíos, nunca sus propios padres, quienes están involucrados en oscuras conspiraciones políticas. Anhelan confesar su culpa. Detesta y difama la guerra, pero superficialmente y no públicamente, por supuesto. Tal vez con estas ideas de decir que Hitler no era realmente malo, estaba tratando de resolver su disonancia cognitiva para el sistema de creencias de su clase. Tal vez el tenga una conciencia más humana y culpable dentro de una sociedad élite, blanca sin conciencia, muy parecida a los nazis. Se identifica con el cristianismo y su herencia blanca bajo el hechizo de un mito destructivo y racista, e inconscientemente ve cómo el genocidio está ocurriendo de nuevo, pero no quiere aceptarlo y responsabilizarse por ello. Si el Holocausto del siglo XX nunca sucedió, entonces, ¿quizás este presente que está siendo cometido por su clase tampoco está sucediendo? Al negar el pasado, niega la similitud del presente. Al hacer de Hitler un buen cristiano, el también puede ser un buen cristiano y seguir con una vida nazi muy cómoda. La negación absoluta es el mecanismo de represión más extremo y </text:span><text:soft-page-break/><text:span text:style-name="T1">desesperado para un ego engañado. Es increíble cómo el más obvio y real es algo que el ego disonante tendrá que negarlo de la manera más absurda y desesperada. El sufre esa disonancia y culpa porque no esta de acuerdo, y no ha “dominado su consciencia” como un verdadero nazi. He conocido a algunas damas ricas que están casadas con directores ejecutivos muy adinerados, verdaderos nazis que no son aprensivos sobre lo que está sucediendo. Estas mujeres confesaron su disgusto con las ideas de sus esposos que dicen que ahora es el momento de un nuevo orden y que deben ser crueles para asegurar sus intereses. <text:line-break/><text:line-break/>Mencioné que en los últimos años ha habido mucha violencia en el valle. No conozco a nadie en el pueblo que no se haya encontrado con cadáveres en la zona. El verano pasado hubo incluso 30 niños muertos que fueron encontrados tirados por el lago. Yo mismo fui testigo de estos eventos e incluso arriesgué mi vida hablando de ellos públicamente. Escribí sobre estas aventuras en </text:span><text:a xlink:type="simple" xlink:href="https://workdrive.zoho.com/file/ozop11343b697b5a349e380fc7825ec49df2b" text:style-name="Internet_20_link" text:visited-style-name="Visited_20_Internet_20_Link"><text:span text:style-name="T1">"Los Matanarcos Quijotescos"</text:span></text:a><text:span text:style-name="T1">.  Al mismo tiempo, descubro que algunos de los políticos locales están visitando a mi vecino que tiene un viñedo. Él está protegido por ellos porque hace vino para ellos. Chicos con ametralladoras protegieron la carretera hasta que apareció la caravana de invitados. Cuando se acercaron al viñedo, guardaron sus armas. Estas personas permanecen en bases cercanas y ocasionalmente salen con un AK47 o un fuego de bazuca para mantener a todos en constante temor mientras sus compañeros de trabajo extraen órganos o sacan a los inmigrantes de los trenes.<text:line-break/><text:line-break/>Así que mientras hay este genocidio horrible en nuestro valle, mi vecino disfruta invitando a los políticos y la burguesía a eventos de vino. Me enfurecí y les grité: “Asesinos, son como un grupo de nazis que celebran una fiesta en un campo de concentración. Lave toda la sangre roja con su vino tinto”.<text:line-break/><text:line-break/>Este año decidí ser más civil y mezclarme con los visitantes cultos cuando llegaban con los vecinos. A nadie les gustan los gritos ofensivos. Tenían su festival del vino, así que saqué mi flauta transversal y comencé a tocar música clásica para acompañar el vino tinto fino. Algunas personas estaban escuchando y se acercaron a la cerca de nuestras propiedades. Cuando me vieron, dejé de tocar música y comencé a hablarles. Intenté ser lo más caballeroso posible porque eran personas muy buenas y el año anterior yo había sido muy grosero. No todos eran politicos pero fresas y realmente no sabían lo que estaba pasando por aquí. Dije que admiraba su valentía por visitar nuestro valle durante este genocidio y que la mayoría de la gente de la ciudad estaría aterrorizada de visitar un lugar así si supieran lo que estaba sucediendo. Les dije que era bueno que el buen católico, mi vecino, hiciera un trato con los Zetas y nos protegiera a todos para que pudiéramos disfrutar de este excelente evento cultural. Bendito sea los Zetas y la Santa Muerte. Que tengan una buena tarde, culeros. <text:line-break/><text:line-break/><text:line-break/><text:line-break/><text:line-break/></text:span></text:p>
      <text:p text:style-name="P1"><text:soft-page-break/></text:p>
      <text:p text:style-name="P1"/>
      <text:p text:style-name="P1"/>
      <text:p text:style-name="P2"><text:span text:style-name="T2">Suscribirse a mi lista del correo electrónico por mandar un correo a</text:span><text:span text:style-name="T3"> </text:span><text:a xlink:type="simple" xlink:href="mailto: enckwilliam@protonmail.com?subject=Subscribe" text:style-name="Internet_20_link" text:visited-style-name="Visited_20_Internet_20_Link"><text:span text:style-name="T4">enckwilliam@protonmail.com</text:span></text:a><text:span text:style-name="T1"><text:line-break/><text:line-break/><text:line-break/></text:span><text:a xlink:type="simple" xlink:href="https://mega.nz/folder/SdoxBAba#i0aGD1umAgKgi6zTagEmgg" text:style-name="Internet_20_link" text:visited-style-name="Visited_20_Internet_20_Link"> </text:a><text:a xlink:type="simple" xlink:href="https://workdrive.zohoexternal.com/folder/ozop1d1dd3540879e463e8afd00a0e758ebf5" text:style-name="Internet_20_link" text:visited-style-name="Visited_20_Internet_20_Link"><text:span text:style-name="T7">Todos los libros y ensayos</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15T12:26:21.693604187</meta:creation-date>
    <dc:date>2021-12-13T21:06:33.955039506</dc:date>
    <meta:editing-duration>PT54M54S</meta:editing-duration>
    <meta:editing-cycles>11</meta:editing-cycles>
    <meta:generator>LibreOffice/7.0.4.2$Linux_X86_64 LibreOffice_project/00$Build-2</meta:generator>
    <meta:document-statistic meta:table-count="0" meta:image-count="0" meta:object-count="0" meta:page-count="10" meta:paragraph-count="2" meta:word-count="5087" meta:character-count="30686" meta:non-whitespace-character-count="25561"/>
  </office:meta>
</office:document-meta>
</file>